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6100624175186486" text:style-name="L1">
        <text:list-item>
          <text:p text:style-name="P1">intro</text:p>
          <text:list>
            <text:list-item>
              <text:p text:style-name="P1">langage étudié ici : C</text:p>
            </text:list-item>
            <text:list-item>
              <text:p text:style-name="P1">année de création : 1972 (précision regardée sur wiki)</text:p>
            </text:list-item>
            <text:list-item>
              <text:p text:style-name="P1">2 principaux domaines dans lesquels on utilise ce langage</text:p>
              <text:list>
                <text:list-item>
                  <text:p text:style-name="P1">systèmes d'exploitation</text:p>
                </text:list-item>
                <text:list-item>
                  <text:p text:style-name="P1">robotique</text:p>
                </text:list-item>
              </text:list>
            </text:list-item>
            <text:list-item>
              <text:p text:style-name="P1">caractéristiques</text:p>
              <text:list>
                <text:list-item>
                  <text:p text:style-name="P1">très complexe et bas niveau</text:p>
                </text:list-item>
                <text:list-item>
                  <text:p text:style-name="P1">permet une meilleure approche des autres langages car comprend concrètement ce qui se passe</text:p>
                </text:list-item>
              </text:list>
            </text:list-item>
            <text:list-item>
              <text:p text:style-name="P1">oganisation grossière (4 grandes parties)</text:p>
              <text:list>
                <text:list-item>
                  <text:p text:style-name="P1">bases</text:p>
                </text:list-item>
                <text:list-item>
                  <text:p text:style-name="P1">techniques avancées</text:p>
                </text:list-item>
                <text:list-item>
                  <text:p text:style-name="P1">jeu 2D avec SDL</text:p>
                </text:list-item>
                <text:list-item>
                  <text:p text:style-name="P1">structures de données</text:p>
                </text:list-item>
              </text:list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36</meta:creation-date>
    <dc:date>2014-10-19T19:46:36</dc:date>
    <dc:creator>yjfjyf jjku</dc:creator>
    <meta:editing-duration>PT11M</meta:editing-duration>
    <meta:editing-cycles>6</meta:editing-cycles>
    <meta:generator>OpenOffice/4.0.0$Unix OpenOffice.org_project/400m3$Build-9702</meta:generator>
    <meta:document-statistic meta:table-count="0" meta:image-count="0" meta:object-count="0" meta:page-count="1" meta:paragraph-count="16" meta:word-count="84" meta:character-count="454"/>
  </office:meta>
</office:document-meta>
</file>